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7b42" officeooo:paragraph-rsid="00167b42"/>
    </style:style>
    <style:style style:name="P2" style:family="paragraph" style:parent-style-name="Standard">
      <style:text-properties officeooo:rsid="0017ab1e" officeooo:paragraph-rsid="0017ab1e"/>
    </style:style>
    <style:style style:name="P3" style:family="paragraph" style:parent-style-name="Standard">
      <style:text-properties officeooo:rsid="00192321" officeooo:paragraph-rsid="00192321"/>
    </style:style>
    <style:style style:name="P4" style:family="paragraph" style:parent-style-name="Standard">
      <style:text-properties officeooo:rsid="001a7e94" officeooo:paragraph-rsid="001a7e94"/>
    </style:style>
    <style:style style:name="P5" style:family="paragraph" style:parent-style-name="Standard">
      <style:text-properties officeooo:rsid="001bdd45" officeooo:paragraph-rsid="001bdd45"/>
    </style:style>
    <style:style style:name="P6" style:family="paragraph" style:parent-style-name="Standard">
      <style:text-properties officeooo:rsid="001fc8ba" officeooo:paragraph-rsid="001fc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A :</text:p>
      <text:p text:style-name="P1"/>
      <text:p text:style-name="P1">héraclyte</text:p>
      <text:p text:style-name="P1"/>
      <text:p text:style-name="P1"/>
      <text:p text:style-name="P2">phenomenologie</text:p>
      <text:p text:style-name="P1"/>
      <text:p text:style-name="P3">si l’esprit détermine l’intelligence</text:p>
      <text:p text:style-name="P3">le corps la force</text:p>
      <text:p text:style-name="P3">l’âme, la sagesse.</text:p>
      <text:p text:style-name="P3"/>
      <text:p text:style-name="P3">(on peut en faire une table logique en « ou » avec les trois vecteurs (corps,esprit, ame)</text:p>
      <text:p text:style-name="P3"/>
      <text:p text:style-name="P4">theorie des jeux</text:p>
      <text:p text:style-name="P4"/>
      <text:p text:style-name="P5">theorie du prisonnier</text:p>
      <text:p text:style-name="P5"/>
      <text:p text:style-name="P6">décision : indépendant de la vérité.</text:p>
      <text:p text:style-name="P6"/>
      <text:p text:style-name="P6">Choix : par rapport à son algorit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23:10.790830415</meta:creation-date>
    <meta:generator>LibreOffice/5.1.6.2$Linux_X86_64 LibreOffice_project/10m0$Build-2</meta:generator>
    <dc:date>2017-11-23T13:32:34.566908891</dc:date>
    <meta:editing-duration>PT6H14M35S</meta:editing-duration>
    <meta:editing-cycles>2</meta:editing-cycles>
    <meta:document-statistic meta:table-count="0" meta:image-count="0" meta:object-count="0" meta:page-count="1" meta:paragraph-count="11" meta:word-count="51" meta:character-count="297" meta:non-whitespace-character-count="257"/>
  </office:meta>
</office:document-meta>
</file>